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bcc" fo:border="0.06pt solid #000000"/>
      <style:text-properties fo:color="#ce181e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pt"/>
      <style:text-properties fo:color="#666666" fo:font-size="9pt" style:font-size-asian="9pt" style:font-size-complex="9pt"/>
    </style:style>
    <style:style style:name="ce3" style:family="table-cell" style:parent-style-name="Default" style:data-style-name="N2">
      <style:table-cell-properties style:text-align-source="fix" style:repeat-content="false" fo:border="0.26pt solid #6b0aab" style:vertical-align="middle"/>
      <style:paragraph-properties fo:text-align="start" fo:margin-left="0pt"/>
      <style:text-properties fo:color="#666666"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1.9pt" svg:height="245.85pt" svg:x="-0.31pt" svg:y="304.78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Countries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Tesla</text:p>
          </table:table-cell>
          <table:table-cell office:value="1000" table:style-name="ce3" office:value-type="float" calcext:value-type="float">
            <text:p>1000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="4500" table:style-name="ce3" office:value-type="float" calcext:value-type="float">
            <text:p>4500</text:p>
          </table:table-cell>
        </table:table-row>
        <table:table-row table:style-name="ro1">
          <table:table-cell office:value-type="string" calcext:value-type="string">
            <text:p>Airbus</text:p>
          </table:table-cell>
          <table:table-cell office:value="2000" table:style-name="ce3" office:value-type="float" calcext:value-type="float">
            <text:p>2000</text:p>
          </table:table-cell>
        </table:table-row>
        <table:table-row table:style-name="ro1">
          <table:table-cell office:value-type="string" calcext:value-type="string">
            <text:p>Boeing</text:p>
          </table:table-cell>
          <table:table-cell office:value="3000" table:style-name="ce3" office:value-type="float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3:46:25.893566638</meta:creation-date>
    <dc:date>2019-04-17T08:45:33.858178800</dc:date>
    <meta:editing-duration>P1DT18H18M21S</meta:editing-duration>
    <meta:editing-cycles>10</meta:editing-cycles>
    <meta:generator>LibreOffice/6.0.3.2$Linux_X86_64 LibreOffice_project/00m0$Build-2</meta:generator>
    <meta:document-statistic meta:table-count="1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_33__20_Dashes_20_3_20_Dots_20__28_var_29_" svg:stroke-color="#1c1c1c" draw:fill="solid" draw:fill-color="#bce4e5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54cm" svg:height="8.674cm" xlink:href=".." xlink:type="simple" chart:class="chart:bar" chart:style-name="ch1">
        <chart:legend svg:x="14.785cm" svg:y="4.133cm" style:legend-expansion="custom" chartooo:width="2.341cm" chartooo:height="0.589cm" style:legend-expansion-aspect-ratio="3.97453310696095" chart:style-name="ch2"/>
        <chart:plot-area chart:style-name="ch3" table:cell-range-address="Sheet1.A1:Sheet1.B6" chart:data-source-has-labels="both" svg:x="-0.139cm" svg:y="-0.007cm" svg:width="14.513cm" svg:height="9.365cm">
          <chartooo:coordinate-region svg:x="0.959cm" svg:y="0.153cm" svg:width="13.415cm" svg:height="8.018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ul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la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Toyota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Airbus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Boeing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3__20_Dashes_20_3_20_Dots_20__28_var_29_" draw:display-name="3 Dashes 3 Dots (var)" draw:style="rect" draw:dots1="3" draw:dots1-length="197%" draw:dots2="3" draw:distance="100%"/>
  </office:styles>
</office:document-styles>
</file>